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MP0">
      <style:paragraph-properties style:page-number="auto" fo:break-before="page"/>
      <style:text-properties fo:font-size="15pt" fo:font-weight="bold" style:font-size-asian="15pt" style:font-weight-asian="bold" style:font-size-complex="15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undlegendes für den Spielleiter</text:p>
      <text:p text:style-name="Standard"/>
      <text:p text:style-name="Standard">Wichtig ist eine Story bereit zu stellen ohne Willkür des Spielleiters.</text:p>
      <text:p text:style-name="Standard">Dabei dürfen immer die Mitspieler entscheiden, der Spielleiter darf keine Storyempfehlungen geben.</text:p>
      <text:p text:style-name="Standard">Gut funktioniert dabei sich 1 – 3 Wege im Hinterkopf vorzustellen, je nachdem was die Mitspieler machen. Um so größer die Gruppe oder der bisherige Erfolg umso schwerer u. lohnenswerter dürfen die Aufträge werden. Spieler sollten nicht sterben, außer bei absoluten Fehlverhalten in Verbindung mit kritischen Würfen.</text:p>
      <text:p text:style-name="Standard">Damit keine Willkür entsteht, werden Entscheidungen ausgewürfelt u. dabei zählt die 1 als Kritischer Fehler u. die 6 als kritischer Erfolg.</text:p>
      <text:p text:style-name="Standard">Spieler können jederzeit ihre Fähigkeiten bei Missionen oder durch Trainings verbessern.</text:p>
      <text:p text:style-name="Standard"/>
      <text:p text:style-name="Standard">Bei der <text:span text:style-name="Absatz-Standardschriftart"><text:span text:style-name="T1">Charaktererstellung:</text:span></text:span></text:p>
      <text:p text:style-name="Standard"/>
      <text:p text:style-name="Standard">die Spanne der Fähigkeiten liegt von 0 bis 60</text:p>
      <text:p text:style-name="Standard">Dabei kann kein Spieler sofort eine Eigenschaft komplett voll haben u. es muss ausgewogen verteilt sein. Vorläufig ca. 60 Punkte über alle Fähigkeiten verteilen. </text:p>
      <text:p text:style-name="Standard"><text:s/></text:p>
      <text:p text:style-name="Standard"/>
      <text:p text:style-name="P1">Questoptionen:</text:p>
      <text:p text:style-name="Standard"/>
      <text:p text:style-name="Standard">Ware liefern, schmuggeln(Personen, Schiffe, Waren)</text:p>
      <text:p text:style-name="Standard">Diplomatischer Auftrag ( vermitteln, ausrichten )</text:p>
      <text:p text:style-name="Standard">repariere X</text:p>
      <text:p text:style-name="Standard">unterstütze eine Flotte, einen Kampf, eine Lieferung, ein Unterfangen, eine Baustelle,Bauwerk</text:p>
      <text:p text:style-name="Standard">Rette X</text:p>
      <text:p text:style-name="Standard">Predige</text:p>
      <text:p text:style-name="Standard">kläre über Misstände auf</text:p>
      <text:p text:style-name="Standard">verbreite Gerüchte</text:p>
      <text:p text:style-name="Standard">Erkunde X</text:p>
      <text:p text:style-name="Standard">Attentat ausführen</text:p>
      <text:p text:style-name="Standard">Kopfgeld jagen</text:p>
      <text:p text:style-name="Standard">Geld eintreiben / Schutzgeld</text:p>
      <text:p text:style-name="Standard"/>
      <text:p text:style-name="Standard"/>
      <text:p text:style-name="P1">Spezialwürfel:</text:p>
      <text:p text:style-name="Standard"/>
      <text:p text:style-name="Standard">Grundlegend soll der Erfolg / Misserfolg anhand einer Skala von 0 bis 100 festgelegt werden.</text:p>
      <text:p text:style-name="Standard">Die Charakter können ihre Eigenschaften bis zu maximal bis zu 60 Punkte steigern.</text:p>
      <text:p text:style-name="Standard">Wenn nun der Spieler etwas spezielles machen möchte dann zählen dessen Charakterpunkte einfach und die Würfelzahl vom 20ger Würfel mal 5. Dieser Wert muss min. 100 ergeben, dann gelingt sein Vorhaben auf jeden Fall. Bei weniger als 100 Punkten darf der Spielleiter entscheiden welche negativen Resultate entstehen. </text:p>
      <text:p text:style-name="Standard"/>
      <text:p text:style-name="Standard"/>
      <text:p text:style-name="Standard"/>
      <text:p text:style-name="Standard"/>
      <text:p text:style-name="Standard"/>
      <text:p text:style-name="Standard"/>
      <text:p text:style-name="Standard"/>
      <text:p text:style-name="P1"><text:soft-page-break/>Schiffsbau:</text:p>
      <text:p text:style-name="Standard"/>
      <text:p text:style-name="Standard">Kleine Schiffe können beliebig in Werften verbessert, umlackiert oder auch <text:s/>neu gebaut werden. Für spezielle Fähigkeiten wird das Leben, Preis u. Feuerkraft mit deren Neuerung im Verhältnis zum Preis betrachtet u. individuell im Spiel eingefügt.</text:p>
      <text:p text:style-name="Standard"/>
      <text:p text:style-name="Standard">Bei großen Schiffen gilt:</text:p>
      <text:p text:style-name="Standard"/>
      <text:p text:style-name="Standard">4 MGS oder Rakten benötigen 1 Reaktor</text:p>
      <text:p text:style-name="Standard">4 Antreibe benötigen 1 Reaktor</text:p>
      <text:p text:style-name="Standard">1 Raketenwerfer benötigt 1 Kiste</text:p>
      <text:p text:style-name="Standard">1 MG benötigen 1 Kiste</text:p>
      <text:p text:style-name="Standard">1 Hangarplatz entspricht 1 Flugzeug</text:p>
      <text:p text:style-name="Standard">Hangatoor → mindestens zwei Felder für ein Flugzeugstart pro Zug</text:p>
      <text:p text:style-name="Standard"/>
      <text:p text:style-name="P1">Noch nicht erforschte Technologien:</text:p>
      <text:p text:style-name="Standard"/>
      <text:p text:style-name="Standard">Springen</text:p>
      <text:p text:style-name="Standard">→ Reaktorverbesserung: nur bei kleinen Schiffen = 5.000 Credist</text:p>
      <text:p text:style-name="Standard">→ springe 3 Züge auf einmal ohne zu feuern, es darf dabei nicht sofort gefeuert werden</text:p>
      <text:p text:style-name="Standard"/>
      <text:p text:style-name="Standard">Hypersprung</text:p>
      <text:p text:style-name="Standard">→ Dafür muss der Bordcomputer auf einen Schiff Typ2 verbessert werden.</text:p>
      <text:p text:style-name="Standard">→ Kostet 10.000 </text:p>
      <text:p text:style-name="Standard">→ Aufladezeit 4 Züge und kann 10 Schiffe auf einmal Notspringen lassen.( in der Schlacht )</text:p>
      <text:p text:style-name="Standard"><text:tab/>in / oder 2 Felder auf der Landkarte springen. </text:p>
      <text:p text:style-name="Standard"/>
      <text:p text:style-name="Standard">Hacken:</text:p>
      <text:p text:style-name="Standard">→ dabei muss das Schiff zwei Cockpits haben </text:p>
      <text:p text:style-name="Standard">→ Aufrüstung kostet 3.000</text:p>
      <text:p text:style-name="Standard">→ Hacken mit Spezialwürfel und Technologieverständnis</text:p>
      <text:p text:style-name="Standard">→ der Gegenspieler kann versuchen sein System auch über Technologieverständnis zu erhalten, dabei würfeln beide wer besser hackt.</text:p>
      <text:p text:style-name="Standard"/>
      <text:p text:style-name="P1">Flug:</text:p>
      <text:p text:style-name="Standard"/>
      <text:p text:style-name="Standard">Jedes Schiff kann im Kampfzug fliegen u. bei passender Schießrichtung auch feuern.</text:p>
      <text:p text:style-name="Standard">Großschiffe bewegen sich eine halbe Länge, Kleinschiffe eine volle.</text:p>
      <text:p text:style-name="Standard"/>
      <text:p text:style-name="P2">Wenden:</text:p>
      <text:p text:style-name="P3">Typ 1: 180°</text:p>
      <text:p text:style-name="P3">Typ 2: 90°</text:p>
      <text:p text:style-name="P3">Typ 3: 45°</text:p>
      <text:p text:style-name="P2"/>
      <text:p text:style-name="P2"/>
      <text:p text:style-name="P2"/>
      <text:p text:style-name="P2"/>
      <text:p text:style-name="P2"/>
      <text:p text:style-name="P2"/>
      <text:p text:style-name="P2"/>
      <text:p text:style-name="P2"/>
      <text:p text:style-name="P2"/>
      <text:p text:style-name="P1"><text:soft-page-break/>Ausweichen-Crashversuch:</text:p>
      <text:p text:style-name="P2"/>
      <text:p text:style-name="Standard">Crashversuch gelingt, außer Gegenspieler kann ausweichen. Dabei zählt die Flugfähigkeit und der Spezialwürfel folgendermaßen. Es gelingt bei Schiffstyp1: 60 <text:s text:c="2"/>Typ 2: 90 <text:s/>Typ 3: nicht möglich.</text:p>
      <text:p text:style-name="Standard"/>
      <text:p text:style-name="P1">Kampf:</text:p>
      <text:p text:style-name="Standard">Wie auf Folie abgebildet!</text:p>
      <text:p text:style-name="Standard"/>
      <text:p text:style-name="Standard">Raketen können abgeschossen werden. Sie fliegen eine gerade Linie u. dürfen nur ein viertel von 180 grad den Kurs korrigieren. <text:s/>Alle Raketen fliegen doppelt so schnell wie Jäger.</text:p>
      <text:p text:style-name="Standard">Verfolgungsraketen bewegen sich wie Normale Jäger, können daher auch ausweichen. Das gelingt ab 5-6</text:p>
      <text:p text:style-name="Standard"/>
      <text:p text:style-name="Standard">Wenn die Rakete in ihrem Explosionsradius explodiert (Anliegend mittig an dem Punkt wo sie einschlägt) erhält alles in diesem 2 Punkte schaden</text:p>
      <text:p text:style-name="Standard"/>
      <text:p text:style-name="Standard">Reaktorzerstörung: Selber Radius wie Rakete aber 3 schaden pro Feld</text:p>
      <text:p text:style-name="Standard"/>
      <text:p text:style-name="P1">Bei Gewehrkampf:</text:p>
      <text:p text:style-name="P1"/>
      <text:p text:style-name="P4">Für Waffen wird eine bestimmte Stärke benötigt.</text:p>
      <text:p text:style-name="P4">Wenn diese nicht aussreicht -20 auf Treffergeschick</text:p>
      <text:p text:style-name="P4"/>
      <text:p text:style-name="P4">Allgemein zählt das Treffergeschick + Spezialwürfel foglend:</text:p>
      <text:p text:style-name="P4">Nahe Distanz: 20 + Treffergeschick + Spezialwürfel</text:p>
      <text:p text:style-name="P4">Mittlere Distanz : 10 + „“+““</text:p>
      <text:p text:style-name="P4">Weite Distanz: Treffergeschick + Spezialwürfel</text:p>
      <text:p text:style-name="P4"/>
      <text:p text:style-name="P4">Bei einem Treffer wird gewürfelt wo der andere getroffen wurde. Für jeden Treffer ein Würfel</text:p>
      <text:p text:style-name="Standard"/>
      <text:p text:style-name="Standard">Bei Bewegungen z.B. du huscht zu einer Deckung u. bist im Schussfeld deines Gegners, dann würfelst 4-6 ob du es schaffst ohne getroffen zu werden oder ob du evtl. getroffen wirst. Der Gegner muss sagen ob der in diesem Moment auf dich schießt. Beide Spieler müssen angeben wie sie stehen. z.B. aus der Deckung auf die andere Zielend oder nur hervorschauend um anschließend zu schießen.</text:p>
      <text:p text:style-name="Standard"/>
      <text:p text:style-name="Standard">Wenn jemand aus der Deckung herauskommt und schießt , wird ausgewürfelt wer zuerst schießen kann und wenn es der Deckungsschütze ist, darf derjenige nochmal würfeln ob er direkt nach dem feuern wieder in die Deckung kann ( W 5-6 ) ohne anschließend vom Gegner abgeschossen zu werden.</text:p>
      <text:p text:style-name="Standard">!!Bei gleichstand schießen beide !!</text:p>
      <text:p text:style-name="Standard"/>
      <text:p text:style-name="Standard">Trotz Treffer kann z.B. hinter einer Barrikade nur die zu sehenden Körperteile getroffen werden.</text:p>
      <text:p text:style-name="Standard"/>
      <text:p text:style-name="Standard">Bei <text:span text:style-name="Absatz-Standardschriftart"><text:span text:style-name="T2">Sturmgewehr</text:span></text:span> wird pro Salve 5 Schuss verfeuert im näheren Kampf wird ab 5 -6 getroffen( sonst 6 ) u. die Treffer zählen je nach Munitionsart</text:p>
      <text:p text:style-name="Standard"/>
      <text:p text:style-name="Standard"><text:span text:style-name="Absatz-Standardschriftart"><text:span text:style-name="T2">Sniper </text:span></text:span>kann ab Schwerem Kaliber alles feuern. Es wird ab 4-6 getroffen, nur ein Schuss pro feuern.</text:p>
      <text:p text:style-name="Standard"/>
      <text:p text:style-name="P2">Granaten:</text:p>
      <text:p text:style-name="Standard">Spezialwürfel und Treffergeschick. Wie beim Schießen</text:p>
      <text:p text:style-name="Standard"><text:soft-page-break/></text:p>
      <text:p text:style-name="Standard"><text:span text:style-name="Absatz-Standardschriftart"><text:span text:style-name="T1"/></text:span></text:p>
      <text:p text:style-name="Standard"/>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19-04-30T17:54:00Z</meta:creation-date>
    <dc:date>2019-11-08T14:50:45.55</dc:date>
    <meta:print-date>2019-09-14T19:41:00Z</meta:print-date>
    <meta:editing-cycles>23</meta:editing-cycles>
    <meta:editing-duration>PT4H46M39S</meta:editing-duration>
    <meta:document-statistic meta:table-count="0" meta:image-count="0" meta:object-count="0" meta:page-count="4" meta:paragraph-count="81" meta:word-count="821" meta:character-count="5426"/>
    <meta:template xlink:type="simple" xlink:actuate="onRequest" xlink:title="" xlink:href="Normal"/>
  </office:meta>
</office:document-meta>
</file>